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Preformatted_20_Text">
      <style:text-properties officeooo:paragraph-rsid="023864ca"/>
    </style:style>
    <style:style style:name="P28" style:family="paragraph" style:parent-style-name="Standard" style:master-page-name="Textseiten">
      <style:paragraph-properties style:page-number="1"/>
      <style:text-properties officeooo:paragraph-rsid="023864ca"/>
    </style:style>
    <style:style style:name="P29" style:family="paragraph" style:parent-style-name="Heading_20_1" style:master-page-name="">
      <style:paragraph-properties style:page-number="auto" fo:break-before="auto" fo:break-after="auto"/>
      <style:text-properties officeooo:paragraph-rsid="023864ca"/>
    </style:style>
    <style:style style:name="P30" style:family="paragraph" style:parent-style-name="Heading_20_2">
      <style:paragraph-properties fo:text-align="justify" style:justify-single-word="false"/>
      <style:text-properties officeooo:rsid="016b1654" officeooo:paragraph-rsid="016b1654"/>
    </style:style>
    <style:style style:name="P31" style:family="paragraph" style:parent-style-name="Standard">
      <style:paragraph-properties fo:text-align="justify" style:justify-single-word="false"/>
      <style:text-properties officeooo:rsid="027f3e5c" officeooo:paragraph-rsid="027f3e5c"/>
    </style:style>
    <style:style style:name="P32" style:family="paragraph" style:parent-style-name="Standard">
      <style:paragraph-properties fo:text-align="justify" style:justify-single-word="false"/>
      <style:text-properties style:font-name="Arial" officeooo:rsid="02825b80" officeooo:paragraph-rsid="02825b80"/>
    </style:style>
    <style:style style:name="P33" style:family="paragraph" style:parent-style-name="Heading_20_2">
      <style:paragraph-properties fo:text-align="justify" style:justify-single-word="false"/>
      <style:text-properties officeooo:rsid="016c1f34" officeooo:paragraph-rsid="016c1f34"/>
    </style:style>
    <style:style style:name="P34" style:family="paragraph" style:parent-style-name="Normal-text-ohne-Einzug">
      <style:paragraph-properties fo:text-align="justify" style:justify-single-word="false"/>
      <style:text-properties officeooo:rsid="028409c0" officeooo:paragraph-rsid="028409c0"/>
    </style:style>
    <style:style style:name="P35" style:family="paragraph" style:parent-style-name="Standard">
      <style:paragraph-properties fo:text-align="justify" style:justify-single-word="false"/>
      <style:text-properties officeooo:rsid="028856a2" officeooo:paragraph-rsid="028856a2"/>
    </style:style>
    <style:style style:name="P36" style:family="paragraph" style:parent-style-name="Heading_20_3">
      <style:text-properties officeooo:paragraph-rsid="028409c0"/>
    </style:style>
    <style:style style:name="P37" style:family="paragraph" style:parent-style-name="Normal-text-ohne-Einzug">
      <style:text-properties officeooo:rsid="028409c0" officeooo:paragraph-rsid="028409c0"/>
    </style:style>
    <style:style style:name="P38" style:family="paragraph" style:parent-style-name="Heading_20_2">
      <style:paragraph-properties fo:text-align="justify" style:justify-single-word="false"/>
      <style:text-properties officeooo:rsid="027e5333" officeooo:paragraph-rsid="027e5333"/>
    </style:style>
    <style:style style:name="P39" style:family="paragraph" style:parent-style-name="Heading_20_3">
      <style:text-properties officeooo:rsid="027e5333" officeooo:paragraph-rsid="027e5333"/>
    </style:style>
    <style:style style:name="P40" style:family="paragraph" style:parent-style-name="Normal-text-ohne-Einzug">
      <style:text-properties officeooo:rsid="0289e118" officeooo:paragraph-rsid="0289e118"/>
    </style:style>
    <style:style style:name="P41" style:family="paragraph" style:parent-style-name="Normal-text-ohne-Einzug">
      <style:text-properties officeooo:rsid="028b91b1" officeooo:paragraph-rsid="028b91b1"/>
    </style:style>
    <style:style style:name="P42" style:family="paragraph" style:parent-style-name="Normal-text-ohne-Einzug">
      <style:text-properties officeooo:paragraph-rsid="027e5333"/>
    </style:style>
    <style:style style:name="P43" style:family="paragraph" style:parent-style-name="Heading_20_1">
      <style:text-properties officeooo:paragraph-rsid="01b9e29a"/>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fo:font-weight="bold" style:font-weight-asian="bold" style:font-weight-complex="bold"/>
    </style:style>
    <style:style style:name="P46" style:family="paragraph" style:parent-style-name="Standard">
      <style:paragraph-properties fo:text-align="justify" style:justify-single-word="false"/>
      <style:text-properties officeooo:paragraph-rsid="026a7ad9"/>
    </style:style>
    <style:style style:name="P47" style:family="paragraph" style:parent-style-name="Normal-text">
      <style:paragraph-properties fo:text-align="justify" style:justify-single-word="false"/>
      <style:text-properties officeooo:rsid="012bb344" officeooo:paragraph-rsid="013beeee"/>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officeooo:paragraph-rsid="012a1cbd"/>
    </style:style>
    <style:style style:name="P50"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51" style:family="paragraph" style:parent-style-name="Standard">
      <style:paragraph-properties fo:text-align="justify" style:justify-single-word="false"/>
      <style:text-properties officeooo:rsid="0147b2fe" officeooo:paragraph-rsid="0147b2fe"/>
    </style:style>
    <style:style style:name="P52" style:family="paragraph" style:parent-style-name="Standard">
      <style:paragraph-properties fo:text-align="justify" style:justify-single-word="false"/>
      <style:text-properties officeooo:rsid="0147b2fe" officeooo:paragraph-rsid="01749789"/>
    </style:style>
    <style:style style:name="P53" style:family="paragraph" style:parent-style-name="Heading_20_2">
      <style:text-properties officeooo:rsid="027e5333" officeooo:paragraph-rsid="027e5333"/>
    </style:style>
    <style:style style:name="P54" style:family="paragraph" style:parent-style-name="Heading_20_3">
      <style:paragraph-properties fo:text-align="justify" style:justify-single-word="false"/>
      <style:text-properties officeooo:rsid="0276a6c8" officeooo:paragraph-rsid="0276a6c8"/>
    </style:style>
    <style:style style:name="P55" style:family="paragraph" style:parent-style-name="Heading_20_3">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Heading_20_1">
      <style:paragraph-properties fo:text-align="justify" style:justify-single-word="false"/>
      <style:text-properties officeooo:paragraph-rsid="025ec896"/>
    </style:style>
    <style:style style:name="P58" style:family="paragraph" style:parent-style-name="Standard">
      <style:paragraph-properties fo:text-align="justify" style:justify-single-word="false"/>
      <style:text-properties style:font-name="Arial" fo:language="de" fo:country="DE" officeooo:rsid="01577c9a"/>
    </style:style>
    <style:style style:name="P59" style:family="paragraph" style:parent-style-name="Standard">
      <style:paragraph-properties fo:text-align="justify" style:justify-single-word="false"/>
      <style:text-properties officeooo:paragraph-rsid="0262756d"/>
    </style:style>
    <style:style style:name="P60" style:family="paragraph" style:parent-style-name="Standard" style:master-page-name="Anhänge">
      <style:paragraph-properties fo:text-align="justify" style:justify-single-word="false" style:page-number="3"/>
      <style:text-properties officeooo:paragraph-rsid="0262756d"/>
    </style:style>
    <style:style style:name="P61"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62" style:family="paragraph" style:parent-style-name="Standard">
      <style:text-properties officeooo:rsid="0259faba" officeooo:paragraph-rsid="0259faba"/>
    </style:style>
    <style:style style:name="P63"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officeooo:rsid="027f6a45"/>
    </style:style>
    <style:style style:name="T5" style:family="text">
      <style:text-properties officeooo:rsid="028063a7"/>
    </style:style>
    <style:style style:name="T6" style:family="text">
      <style:text-properties officeooo:rsid="0280fe4d"/>
    </style:style>
    <style:style style:name="T7" style:family="text">
      <style:text-properties officeooo:rsid="02825b80"/>
    </style:style>
    <style:style style:name="T8" style:family="text">
      <style:text-properties officeooo:rsid="02827115"/>
    </style:style>
    <style:style style:name="T9" style:family="text">
      <style:text-properties officeooo:rsid="028cd32c"/>
    </style:style>
    <style:style style:name="T10" style:family="text">
      <style:text-properties officeooo:rsid="028856a2"/>
    </style:style>
    <style:style style:name="T11" style:family="text">
      <style:text-properties fo:font-weight="normal" style:font-weight-asian="normal" style:font-weight-complex="normal"/>
    </style:style>
    <style:style style:name="T12" style:family="text">
      <style:text-properties fo:font-weight="normal" officeooo:rsid="016c1f34" style:font-weight-asian="normal" style:font-weight-complex="normal"/>
    </style:style>
    <style:style style:name="T13" style:family="text">
      <style:text-properties officeooo:rsid="016c1f34"/>
    </style:style>
    <style:style style:name="T14" style:family="text">
      <style:text-properties officeooo:rsid="0284b483"/>
    </style:style>
    <style:style style:name="T15" style:family="text">
      <style:text-properties officeooo:rsid="0289e118"/>
    </style:style>
    <style:style style:name="T16" style:family="text">
      <style:text-properties officeooo:rsid="028bd080"/>
    </style:style>
    <style:style style:name="T17" style:family="text">
      <style:text-properties officeooo:rsid="0276a6c8"/>
    </style:style>
    <style:style style:name="T18" style:family="text">
      <style:text-properties style:font-name="Arial" fo:font-weight="normal" officeooo:rsid="01c7c5a6" style:font-weight-asian="normal" style:font-weight-complex="normal"/>
    </style:style>
    <style:style style:name="T19" style:family="text">
      <style:text-properties officeooo:rsid="02788f49"/>
    </style:style>
    <style:style style:name="T20" style:family="text">
      <style:text-properties officeooo:rsid="025ec896"/>
    </style:style>
    <style:style style:name="T21" style:family="text">
      <style:text-properties style:font-name="Arial" fo:language="de" fo:country="DE" officeooo:rsid="01577c9a"/>
    </style:style>
    <style:style style:name="T22" style:family="text">
      <style:text-properties officeooo:rsid="0262756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index-body>
      </text:illustration-index>
      <text:p text:style-name="P27"/>
      <text:p text:style-name="Preformatted_20_Text"/>
      <text:p text:style-name="P25"/>
      <text:p text:style-name="P28"/>
      <text:h text:style-name="P29" text:outline-level="1"><text:bookmark-start text:name="__RefHeading___Toc672_2528767534"/><text:span text:style-name="T2"><text:s/></text:span><text:span text:style-name="T3">Einleitung</text:span><text:bookmark-end text:name="__RefHeading___Toc672_2528767534"/></text:h>
      <text:h text:style-name="P30" text:outline-level="2"><text:bookmark-start text:name="__RefHeading___Toc674_2528767534"/>Problemstellung<text:bookmark-end text:name="__RefHeading___Toc674_2528767534"/></text:h>
      <text:p text:style-name="P31">Der örtliche Radiosende<text:span text:style-name="T4">r</text:span> möchte eine App <text:span text:style-name="T4">anbieten, um den Austausch zwischen Hörer:innen und Sender allgemein, aber vor allem zwischen Hörer:innen und Radiomoderator:innen zu verbessern. Typische Herausforderungen hierfür sind: kurze Nutzungssitzungen, schwankende Netzqualität, klare Zustandsdarstellung (Laden, Fehler, Erfolg), sowie eine robuste Weiterleitung von Nutzeraktionen (Bewertung, Songwünsche) ans Backend-System. </text:span><text:span text:style-name="T5">Da die</text:span><text:span text:style-name="T4"> Anforderungen </text:span><text:span text:style-name="T5">in der Aufgabenstellung bewusst</text:span><text:span text:style-name="T4"> allgemein formuliert </text:span><text:span text:style-name="T5">wurden und keine Stakeholder für Rückfragen zur Verfügen stehen, müssen funktionale und technische Detailfragen über dokumentierte Annahmen gelöst werden. </text:span><text:span text:style-name="T6">Des weiteren wird die App in einen Kontext bestehender Systeme des Senders integriert, wodurch Systemschnittstellen berücksichtig werden </text:span><text:span text:style-name="T7">müssen.</text:span><text:span text:style-name="T4"><text:line-break/> </text:span></text:p>
      <text:h text:style-name="P30" text:outline-level="2"><text:bookmark-start text:name="__RefHeading___Toc676_2528767534"/>Ziel der Fallstudie<text:bookmark-end text:name="__RefHeading___Toc676_2528767534"/></text:h>
      <text:p text:style-name="P32">Ziel der Fallstudie…<text:span text:style-name="T8">Konzeption und prototypische Umsetzung einer Radio-App.</text:span><text:line-break/>Funktional soll die App die vorgegebenen User Stories abdecken…<text:line-break/>- <text:span text:style-name="T8">User Story 1: </text:span><text:span text:style-name="T9">Lied-Informationen zum aktuell gespielten Titel anzeigen</text:span></text:p>
      <text:p text:style-name="P32">- <text:span text:style-name="T9">User Story 2: Playlist bewerten</text:span></text:p>
      <text:p text:style-name="P32">- <text:span text:style-name="T9">User Story 3: Songwunsch senden</text:span></text:p>
      <text:p text:style-name="P32">- <text:span text:style-name="T9">User Story 4: Moderator:in bewerten</text:span></text:p>
      <text:p text:style-name="P32">- <text:span text:style-name="T9">User Story 5: Aktuelle Bewertungen für Moderator:in sichtbar machen </text:span></text:p>
      <text:p text:style-name="P32"><text:span text:style-name="T8">Erfolgskriterium ist nicht „Produktionsreife“, sondern eine nachvollziehbare, test- und erweiterbare Implementierung inklusive:<text:line-break/>- saubere Architektur <text:line-break/>- dokumentierte Annahmen <text:line-break/>- Stubs für alle Systemschnittstellen zu Sender-Systemen (Pflichtpunkt)<text:line-break/>- Fehler- und Zustandsbehandlung<text:line-break/>- transparenter Arbeitsprozess über Issues <text:s/><text:line-break/></text:span> </text:p>
      <text:h text:style-name="P33" text:outline-level="2"><text:bookmark-start text:name="__RefHeading___Toc1757_2528767534"/>Projektplanung<text:bookmark-end text:name="__RefHeading___Toc1757_2528767534"/></text:h>
      <text:p text:style-name="P34">Bei der Planung des Projekts wurde darauf geachtet, dass es als iteratives Vorhaben durchgeführt wird. So soll früh ein demonstrierbarer Kern entstehen, der anschließend systematisch erweitert werden kann. Die Planung orientiert sich an den geforderten User Stories …<text:line-break/><text:line-break/>Arbeitsorganisation und Nachvollziehbarkeit… <text:span text:style-name="T10">(Github Issues, Epics, ...)</text:span><text:line-break/>Inkrementelles Vorgehen...</text:p>
      <text:h text:style-name="Heading_20_3" text:outline-level="3"><text:bookmark-start text:name="__RefHeading___Toc1393_1225980438"/><text:span text:style-name="T11">Architektur </text:span><text:span text:style-name="T12">Entscheidung</text:span><text:bookmark-end text:name="__RefHeading___Toc1393_1225980438"/></text:h>
      <text:p text:style-name="P35">Die Architektur wurde so gewählt, dass…<text:line-break/>Dabei wurde ein schichtorientiertes Modell eingesetzt (DDD)<text:line-break/>- Präsentationsschicht ...</text:p>
      <text:p text:style-name="P35">- Geschäftslogikschicht …</text:p>
      <text:p text:style-name="P35">- Datenhaltungsschicht <text:line-break/>Die Schichten kommunizieren über Interfaces, dadurch kann später ein Stub durch eine</text:p>
      <text:h text:style-name="P36" text:outline-level="3"><text:bookmark-start text:name="__RefHeading___Toc1999_643942489"/><text:span text:style-name="T13">Technologische Entscheidungen</text:span> <text:bookmark-end text:name="__RefHeading___Toc1999_643942489"/></text:h>
      <text:p text:style-name="P37">Als Plattform Android/<text:span text:style-name="T10">Kotlin</text:span><text:line-break/>Weitere Plattformen sind denkbar, dafür kann Kotlin Multiplatform als Projektbasis verwendet werden. <text:span text:style-name="T10">(</text:span><text:span text:style-name="T14">Kein Muss</text:span><text:span text:style-name="T10">)</text:span><text:span text:style-name="T14"> <text:line-break/></text:span><text:soft-page-break/><text:span text:style-name="T10">Alternativen: React, Flutter<text:line-break/></text:span><text:span text:style-name="T15">Tools … Android Studio, GitHub, LibreOffice, Teams</text:span></text:p>
      <text:h text:style-name="P38" text:outline-level="2"><text:bookmark-start text:name="__RefHeading___Toc1757_2528767534 Copy 1"/>Anforderungsmanagement<text:bookmark-end text:name="__RefHeading___Toc1757_2528767534 Copy 1"/></text:h>
      <text:h text:style-name="P39" text:outline-level="3"><text:bookmark-start text:name="__RefHeading___Toc1999_643942489 Copy 1"/>User-Stories<text:bookmark-end text:name="__RefHeading___Toc1999_643942489 Copy 1"/></text:h>
      <text:p text:style-name="P40"><text:span text:style-name="T16">Im Fokus stehen die nachvollziehbare Umsetzung der fünf User Stories, eine klare Architektur, transparent dokumentierte Annahmen sowie die Abbildung externer Sender-Systeme über definierte Schnittstellen mit Stub-Implementierungen.</text:span></text:p>
      <text:h text:style-name="P39" text:outline-level="3"><text:bookmark-start text:name="__RefHeading___Toc1999_643942489 Copy 1 Copy 1"/>Nicht-Ziele<text:bookmark-end text:name="__RefHeading___Toc1999_643942489 Copy 1 Copy 1"/></text:h>
      <text:p text:style-name="P41"><text:span text:style-name="T16">Die Aufgabenstellung zielt auf eine prototypische Umsetzung zum Nachweis methodischer und technischer Kompetenzen ab, wobei der Projektbericht das zentrale Bewertungskriterium darstellt. Produktionsnahe Integrationen und zusätzliche Erweiterungen werden deshalb beswusst nicht betrachtet. </text:span></text:p>
      <text:p text:style-name="P42"><text:tab/></text:p>
      <text:h text:style-name="P43" text:outline-level="1"><text:bookmark-start text:name="__RefHeading___Toc1761_2528767534"/><text:bookmark-start text:name="architektur-der-ghostnet-anwendung"/>Ü<text:bookmark-end text:name="architektur-der-ghostnet-anwendung"/>bersicht der Implementierung<text:bookmark-end text:name="__RefHeading___Toc1761_2528767534"/></text:h>
      <text:p text:style-name="P44"/>
      <text:h text:style-name="Heading_20_2" text:outline-level="2"><text:bookmark-start text:name="architekturübersicht"/><text:bookmark-start text:name="__RefHeading___Toc3181_1225980438"/>Architekturübersicht<text:bookmark-end text:name="__RefHeading___Toc3181_1225980438"/></text:h>
      <text:p text:style-name="P44"/>
      <text:p text:style-name="P45"><text:bookmark-start text:name="präsentationsschicht-presentation-layer"/>Präsentationsschicht (Presentation Layer)</text:p>
      <text:p text:style-name="P44">Die oberste Schicht bildet die Benutzeroberfläche der Anwendung. <text:bookmark-end text:name="präsentationsschicht-presentation-layer"/></text:p>
      <text:p text:style-name="P45"/>
      <text:p text:style-name="P45"><text:bookmark-start text:name="geschäftslogikschicht-business-layer"/>Geschäftslogikschicht (Business Layer)</text:p>
      <text:p text:style-name="P44"><text:bookmark-end text:name="geschäftslogikschicht-business-layer"/></text:p>
      <text:p text:style-name="P44"/>
      <text:p text:style-name="P45"><text:bookmark-start text:name="datenhaltungsschicht-data-layer"/>Datenhaltungsschicht (Data Layer)</text:p>
      <text:p text:style-name="P44"><text:bookmark-end text:name="architekturübersicht"/><text:bookmark-end text:name="datenhaltungsschicht-data-layer"/></text:p>
      <text:p text:style-name="P44"/>
      <text:p text:style-name="P45">Kommunikation zwischen den Schichten</text:p>
      <text:p text:style-name="P44"/>
      <text:p text:style-name="P46"/>
      <text:p text:style-name="P44">Das Datenmodell besteht aus folgenden <text:span text:style-name="T17">Hauptkomponenten</text:span>:</text:p>
      <text:p text:style-name="P44"/>
      <text:p text:style-name="P44"/>
      <text:p text:style-name="P47"/>
      <text:p text:style-name="P44"/>
      <text:h text:style-name="Heading_20_2" text:outline-level="2"><text:bookmark-start text:name="__RefHeading___Toc678_2528767534"/>Übersicht zur Navigation<text:bookmark-end text:name="__RefHeading___Toc678_2528767534"/></text:h>
      <text:p text:style-name="P44"/>
      <text:p text:style-name="Standard"/>
      <text:p text:style-name="P48"><text:bookmark-start text:name="__RefHeading___Toc3259_2528767534"/>Hauptseiten<text:bookmark-end text:name="__RefHeading___Toc3259_2528767534"/></text:p>
      <text:p text:style-name="P49"/>
      <text:p text:style-name="P49"/>
      <text:p text:style-name="P48"><text:bookmark-start text:name="__RefHeading___Toc682_2528767534"/>Unterseiten<text:bookmark-end text:name="__RefHeading___Toc682_2528767534"/></text:p>
      <text:p text:style-name="P44"><text:span text:style-name="T18"/></text:p>
      <text:h text:style-name="P50" text:outline-level="1"><text:bookmark-start text:name="__RefHeading___Toc1335_1650032118"/>Implementierung<text:bookmark-end text:name="__RefHeading___Toc1335_1650032118"/></text:h>
      <text:p text:style-name="P51">Die Anwendung besteht aus folgenden Funktionen:</text:p>
      <text:p text:style-name="P52"/>
      <text:h text:style-name="P53" text:outline-level="2"><text:bookmark-start text:name="__RefHeading___Toc5079_643942489"/><text:soft-page-break/>Umsetzung der User-Stories ( ein Eintrag pro user story )<text:bookmark-end text:name="__RefHeading___Toc5079_643942489"/></text:h>
      <text:p text:style-name="P44"/>
      <text:h text:style-name="P54" text:outline-level="3"><text:bookmark-start text:name="__RefHeading___Toc1995_220344820"/>Präsentationsschic<text:span text:style-name="T19">h</text:span>t<text:bookmark-end text:name="__RefHeading___Toc1995_220344820"/></text:h>
      <text:h text:style-name="P55" text:outline-level="3"><text:bookmark-start text:name="datenverarbeitung-geschäftslogikschicht"/><text:bookmark-start text:name="__RefHeading___Toc5085_643942489"/>Datenverarbeitung (Geschäftslogikschicht)<text:bookmark-end text:name="datenverarbeitung-geschäftslogikschicht"/><text:bookmark-end text:name="__RefHeading___Toc5085_643942489"/></text:h>
      <text:p text:style-name="P44"/>
      <text:h text:style-name="Heading_20_3" text:outline-level="3"><text:bookmark-start text:name="datenpersistierung-datenhaltungsschicht2"/><text:bookmark-start text:name="__RefHeading___Toc5889_643942489"/>Datenhaltungsschicht<text:bookmark-end text:name="datenpersistierung-datenhaltungsschicht2"/><text:bookmark-end text:name="__RefHeading___Toc5889_643942489"/><text:bookmark text:name="datenpersistierung-datenhaltungsschicht"/></text:h>
      <text:p text:style-name="P44"/>
      <text:h text:style-name="P55" text:outline-level="3"><text:bookmark-start text:name="fehlerbehandlung"/><text:bookmark-start text:name="__RefHeading___Toc5097_643942489"/>Fehlerbehandlung<text:bookmark-end text:name="fehlerbehandlung"/><text:bookmark-end text:name="__RefHeading___Toc5097_643942489"/></text:h>
      <text:list text:style-name="L1">
        <text:list-item>
          <text:p text:style-name="P56">Validierungsfehler werden dem Benutzer direkt im Formular angezeigt</text:p>
        </text:list-item>
        <text:list-item>
          <text:p text:style-name="P56">Datenbankfehler führen zu einem Rollback der Transaktion</text:p>
        </text:list-item>
      </text:list>
      <text:h text:style-name="P57" text:outline-level="1"><text:bookmark-start text:name="__RefHeading___Toc3604_3926515965"/><text:span text:style-name="T20">Fazit</text:span><text:span text:style-name="T21"> <text:s text:c="44"/></text:span><text:bookmark-end text:name="__RefHeading___Toc3604_3926515965"/></text:h>
      <text:h text:style-name="Heading_20_2" text:outline-level="2"><text:bookmark-start text:name="__RefHeading___Toc3606_3926515965"/>Ergebnisse <text:s text:c="4"/><text:span text:style-name="T21"><text:s text:c="49"/></text:span><text:bookmark-end text:name="__RefHeading___Toc3606_3926515965"/></text:h>
      <text:p text:style-name="P58"><text:s text:c="82"/></text:p>
      <text:h text:style-name="Heading_20_2" text:outline-level="2"><text:bookmark-start text:name="__RefHeading___Toc3608_3926515965"/>Limitationen <text:s text:c="5"/><text:span text:style-name="T21"><text:s text:c="47"/></text:span><text:bookmark-end text:name="__RefHeading___Toc3608_3926515965"/></text:h>
      <text:p text:style-name="P58"><text:s text:c="34"/></text:p>
      <text:h text:style-name="Heading_20_2" text:outline-level="2"><text:bookmark-start text:name="__RefHeading___Toc3610_3926515965"/><text:span text:style-name="T22">A</text:span>usblick <text:s text:c="9"/><text:span text:style-name="T21"><text:s text:c="46"/></text:span><text:bookmark-end text:name="__RefHeading___Toc3610_3926515965"/></text:h>
      <text:p text:style-name="P59"/>
      <text:p text:style-name="P60"/>
      <text:h text:style-name="P61"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62"/>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3</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8</meta:editing-cycles>
    <meta:editing-duration>P1DT37M29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6T11:51:29.471805000</dc:date>
    <meta:document-statistic meta:table-count="1" meta:image-count="0" meta:object-count="0" meta:page-count="9" meta:paragraph-count="106" meta:word-count="636" meta:character-count="5371" meta:non-whitespace-character-count="4496"/>
    <meta:user-defined meta:name="Info 2"/>
    <meta:user-defined meta:name="Info 3"/>
    <meta:user-defined meta:name="Info 4"/>
    <meta:user-defined meta:name="License">&lt;a href=" http://www.gnu.org/licenses/lgpl.html"&gt;LGPL&lt;/a&gt;</meta:user-defined>
  </office:meta>
</office:document-meta>
</file>